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2.3083in"/>
    </style:style>
    <style:style style:name="Table1.B" style:family="table-column">
      <style:table-column-properties style:column-width="0.9417in"/>
    </style:style>
    <style:style style:name="Table1.C" style:family="table-column">
      <style:table-column-properties style:column-width="3.6736in"/>
    </style:style>
    <style:style style:name="Table1.A1" style:family="table-cell">
      <style:table-cell-properties fo:padding="0.0382in" fo:border="none"/>
    </style:style>
    <style:style style:name="P1" style:family="paragraph" style:parent-style-name="Text_20_body">
      <style:text-properties officeooo:rsid="0065f7c6" officeooo:paragraph-rsid="0065f7c6"/>
    </style:style>
    <style:style style:name="P2" style:family="paragraph" style:parent-style-name="Text_20_body">
      <style:text-properties officeooo:rsid="0065f7c6" officeooo:paragraph-rsid="006be1a8"/>
    </style:style>
    <style:style style:name="P3" style:family="paragraph" style:parent-style-name="Text_20_body">
      <style:text-properties officeooo:rsid="006be1a8" officeooo:paragraph-rsid="006be1a8"/>
    </style:style>
    <style:style style:name="P4" style:family="paragraph" style:parent-style-name="Text_20_body">
      <style:text-properties officeooo:rsid="006be1a8" officeooo:paragraph-rsid="0077b519"/>
    </style:style>
    <style:style style:name="P5" style:family="paragraph" style:parent-style-name="Text_20_body">
      <style:text-properties officeooo:rsid="006f7f6f" officeooo:paragraph-rsid="006f7f6f"/>
    </style:style>
    <style:style style:name="P6" style:family="paragraph" style:parent-style-name="Text_20_body">
      <style:text-properties officeooo:rsid="00704a6b" officeooo:paragraph-rsid="00704a6b"/>
    </style:style>
    <style:style style:name="P7" style:family="paragraph" style:parent-style-name="Text_20_body">
      <style:text-properties officeooo:rsid="00704a6b" officeooo:paragraph-rsid="00744146"/>
    </style:style>
    <style:style style:name="P8" style:family="paragraph" style:parent-style-name="Text_20_body">
      <style:text-properties fo:font-size="8pt" officeooo:rsid="006f7f6f" officeooo:paragraph-rsid="00704a6b" style:font-size-asian="8pt" style:font-size-complex="8pt"/>
    </style:style>
    <style:style style:name="P9" style:family="paragraph" style:parent-style-name="Table_20_Contents">
      <style:text-properties fo:font-size="8pt" officeooo:rsid="006de85d" officeooo:paragraph-rsid="006de85d" style:font-size-asian="8pt" style:font-size-complex="8pt"/>
    </style:style>
    <style:style style:name="P10" style:family="paragraph" style:parent-style-name="Table_20_Contents">
      <style:text-properties fo:font-size="8pt" fo:font-style="italic" officeooo:rsid="006de85d" officeooo:paragraph-rsid="006de85d" style:font-size-asian="8pt" style:font-style-asian="italic" style:font-size-complex="8pt" style:font-style-complex="italic"/>
    </style:style>
    <style:style style:name="P11" style:family="paragraph" style:parent-style-name="Preformatted_20_Text">
      <style:text-properties officeooo:rsid="00704a6b" officeooo:paragraph-rsid="0072c74a"/>
    </style:style>
    <style:style style:name="P12" style:family="paragraph" style:parent-style-name="Preformatted_20_Text">
      <style:text-properties fo:font-size="8pt" officeooo:rsid="00704a6b" officeooo:paragraph-rsid="00704a6b" style:font-size-asian="8pt" style:font-size-complex="8pt"/>
    </style:style>
    <style:style style:name="P13" style:family="paragraph" style:parent-style-name="Preformatted_20_Text">
      <style:text-properties fo:font-size="8pt" officeooo:rsid="00704a6b" officeooo:paragraph-rsid="0072c74a" style:font-size-asian="8pt" style:font-size-complex="8pt"/>
    </style:style>
    <style:style style:name="P14" style:family="paragraph" style:parent-style-name="Preformatted_20_Text">
      <style:text-properties fo:font-size="8pt" officeooo:rsid="006f7f6f" officeooo:paragraph-rsid="006f7f6f" style:font-size-asian="8pt" style:font-size-complex="8pt"/>
    </style:style>
    <style:style style:name="P15" style:family="paragraph" style:parent-style-name="Preformatted_20_Text">
      <style:paragraph-properties fo:margin-left="0in" fo:margin-right="0in" fo:margin-top="0in" fo:margin-bottom="0.1965in" loext:contextual-spacing="false" fo:text-indent="0in" style:auto-text-indent="false"/>
      <style:text-properties fo:font-size="8pt" style:font-size-asian="8pt" style:font-size-complex="8pt"/>
    </style:style>
    <style:style style:name="P16" style:family="paragraph" style:parent-style-name="Preformatted_20_Text">
      <style:paragraph-properties fo:margin-left="0in" fo:margin-right="0in" fo:margin-top="0in" fo:margin-bottom="0.1965in" loext:contextual-spacing="false" fo:text-indent="0in" style:auto-text-indent="false"/>
      <style:text-properties fo:font-size="8pt" officeooo:paragraph-rsid="00744146" style:font-size-asian="8pt" style:font-size-complex="8pt"/>
    </style:style>
    <style:style style:name="P17" style:family="paragraph" style:parent-style-name="Preformatted_20_Text">
      <style:paragraph-properties fo:margin-left="0in" fo:margin-right="0in" fo:margin-top="0in" fo:margin-bottom="0in" loext:contextual-spacing="false" fo:text-indent="0in" style:auto-text-indent="false"/>
      <style:text-properties fo:color="#000000" fo:font-size="8pt" style:font-size-asian="8pt" style:font-size-complex="8pt"/>
    </style:style>
    <style:style style:name="P18" style:family="paragraph" style:parent-style-name="Preformatted_20_Text">
      <style:paragraph-properties fo:margin-left="0in" fo:margin-right="0in" fo:margin-top="0in" fo:margin-bottom="0in" loext:contextual-spacing="false" fo:text-indent="0in" style:auto-text-indent="false"/>
      <style:text-properties fo:font-size="8pt" style:font-size-asian="8pt" style:font-size-complex="8pt"/>
    </style:style>
    <style:style style:name="P19" style:family="paragraph" style:parent-style-name="Text_20_body">
      <style:text-properties officeooo:rsid="00744146" officeooo:paragraph-rsid="00744146"/>
    </style:style>
    <style:style style:name="P20" style:family="paragraph" style:parent-style-name="Heading_20_2">
      <style:text-properties officeooo:rsid="006aa8dc" officeooo:paragraph-rsid="0065f7c6"/>
    </style:style>
    <style:style style:name="P21" style:family="paragraph" style:parent-style-name="Heading_20_3">
      <style:text-properties officeooo:paragraph-rsid="0072c74a"/>
    </style:style>
    <style:style style:name="P22" style:family="paragraph" style:parent-style-name="Preformatted_20_Text">
      <style:paragraph-properties fo:margin-left="0in" fo:margin-right="0in" fo:margin-top="0in" fo:margin-bottom="0.1965in" loext:contextual-spacing="false" fo:text-indent="0in" style:auto-text-indent="false"/>
      <style:text-properties fo:color="#000000" fo:font-size="8pt" officeooo:paragraph-rsid="00744146" style:font-size-asian="8pt" style:font-size-complex="8pt"/>
    </style:style>
    <style:style style:name="T1" style:family="text">
      <style:text-properties officeooo:rsid="006d3f01"/>
    </style:style>
    <style:style style:name="T2" style:family="text">
      <style:text-properties fo:color="#808000"/>
    </style:style>
    <style:style style:name="T3" style:family="text">
      <style:text-properties fo:color="#808000" fo:font-size="8pt" style:font-size-asian="8pt" style:font-size-complex="8pt"/>
    </style:style>
    <style:style style:name="T4" style:family="text">
      <style:text-properties fo:color="#c0c0c0"/>
    </style:style>
    <style:style style:name="T5" style:family="text">
      <style:text-properties fo:color="#c0c0c0" fo:font-size="8pt" style:font-size-asian="8pt" style:font-size-complex="8pt"/>
    </style:style>
    <style:style style:name="T6" style:family="text">
      <style:text-properties fo:color="#c0c0c0" officeooo:rsid="00768967"/>
    </style:style>
    <style:style style:name="T7" style:family="text">
      <style:text-properties fo:color="#000000"/>
    </style:style>
    <style:style style:name="T8" style:family="text">
      <style:text-properties fo:color="#000000" officeooo:rsid="0071f63e"/>
    </style:style>
    <style:style style:name="T9" style:family="text">
      <style:text-properties fo:color="#000000" fo:font-size="8pt" style:font-size-asian="8pt" style:font-size-complex="8pt"/>
    </style:style>
    <style:style style:name="T10" style:family="text">
      <style:text-properties fo:color="#000080"/>
    </style:style>
    <style:style style:name="T11" style:family="text">
      <style:text-properties fo:color="#800080"/>
    </style:style>
    <style:style style:name="T12" style:family="text">
      <style:text-properties fo:color="#008000"/>
    </style:style>
    <style:style style:name="T13" style:family="text">
      <style:text-properties officeooo:rsid="0071f63e"/>
    </style:style>
    <style:style style:name="T14" style:family="text">
      <style:text-properties officeooo:rsid="0072c74a"/>
    </style:style>
    <style:style style:name="T15" style:family="text">
      <style:text-properties officeooo:rsid="00744146"/>
    </style:style>
    <style:style style:name="T16" style:family="text">
      <style:text-properties fo:font-size="7pt" officeooo:rsid="002efa7f" style:font-size-asian="7pt" style:font-size-complex="7pt"/>
    </style:style>
    <style:style style:name="T17" style:family="text">
      <style:text-properties fo:font-size="7pt" officeooo:rsid="0077b519" style:font-size-asian="7pt" style:font-size-complex="7pt"/>
    </style:style>
    <style:style style:name="T18" style:family="text">
      <style:text-properties officeooo:rsid="00794a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Communication status</text:h>
      <text:p text:style-name="P4"><text:span text:style-name="T16">18</text:span><text:span text:style-name="T17">90529</text:span><text:span text:style-name="T16">, updated </text:span><text:span text:style-name="T17">29</text:span><text:span text:style-name="T16">.5.2019/pekka</text:span></text:p>
      <text:p text:style-name="P4">Communication status refers to general communication information and settings. For example number of connections (sockets, etc) connected to a memory block. In <text:span text:style-name="T1">future</text:span> this could ind<text:span text:style-name="T1">i</text:span>cate which input data is selected in redundant communication, etc. Communication status may include also settings.</text:p>
      <text:p text:style-name="P2"/>
      <text:p text:style-name="P3">From application's view communication status appears the same as data memory and is accessed using the same ioc_read(), ioc_get16(), ioc_write(), ioc_set16(), etc. functions. For data memory, the address is positive or zero, status memory <text:span text:style-name="T1">addresses</text:span> are <text:span text:style-name="T1">negative.</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0">address</text:p>
          </table:table-cell>
          <table:table-cell table:style-name="Table1.A1" office:value-type="string">
            <text:p text:style-name="P10">nro bytes</text:p>
          </table:table-cell>
          <table:table-cell table:style-name="Table1.A1" office:value-type="string">
            <text:p text:style-name="P10">description</text:p>
          </table:table-cell>
        </table:table-row>
        <table:table-row>
          <table:table-cell table:style-name="Table1.A1" office:value-type="string">
            <text:p text:style-name="P9">IOC_NRO_CONNECTED_STREAMS</text:p>
          </table:table-cell>
          <table:table-cell table:style-name="Table1.A1" office:value-type="string">
            <text:p text:style-name="P9">2</text:p>
          </table:table-cell>
          <table:table-cell table:style-name="Table1.A1" office:value-type="string">
            <text:p text:style-name="P9">Number of connected streams at this moment. </text:p>
          </table:table-cell>
        </table:table-row>
        <table:table-row>
          <table:table-cell table:style-name="Table1.A1" office:value-type="string">
            <text:p text:style-name="P9">IOC_CONNECTION_DROP_COUNT</text:p>
          </table:table-cell>
          <table:table-cell table:style-name="Table1.A1" office:value-type="string">
            <text:p text:style-name="P9">4</text:p>
          </table:table-cell>
          <table:table-cell table:style-name="Table1.A1" office:value-type="string">
            <text:p text:style-name="P9">How many times socket connection has been dropped.</text:p>
          </table:table-cell>
        </table:table-row>
      </table:table>
      <text:p text:style-name="P1"/>
      <text:p text:style-name="P5">For example IOC_NRO_CONNECTED_STREAMS is defined as address -2 and has two bytes, thus less significant byte is is in address -2 and more significant byte in address -1.</text:p>
      <text:p text:style-name="P5"/>
      <text:h text:style-name="Heading_20_3" text:outline-level="3">Example, print <text:span text:style-name="T13">communication</text:span> status without callbacks</text:h>
      <text:p text:style-name="P6">The example function below: Every time a socket connects or disconnects to this "IO board", this function prints number of connected sockets and how many times a socket has been dropped (global count).</text:p>
      <text:p text:style-name="P6"/>
      <text:p text:style-name="P12"><text:span text:style-name="T2">static</text:span><text:span text:style-name="T4"> </text:span><text:span text:style-name="T2">int</text:span></text:p>
      <text:p text:style-name="P18"><text:span text:style-name="T4"><text:s text:c="4"/></text:span>prev_nro_connections<text:span text:style-name="T7">,</text:span></text:p>
      <text:p text:style-name="P18"><text:span text:style-name="T4"><text:s text:c="4"/></text:span>prev_drop_count<text:span text:style-name="T7">;</text:span></text:p>
      <text:p text:style-name="P8"/>
      <text:p text:style-name="P14"><text:span text:style-name="T2">static</text:span><text:span text:style-name="T4"> </text:span><text:span text:style-name="T2">void</text:span><text:span text:style-name="T4"> </text:span><text:span text:style-name="T7">ioboard_show_co</text:span><text:span text:style-name="T8">mmunication</text:span><text:span text:style-name="T7">_status(</text:span><text:span text:style-name="T2">void</text:span><text:span text:style-name="T7">)</text:span></text:p>
      <text:p text:style-name="P17">{</text:p>
      <text:p text:style-name="P18"><text:span text:style-name="T4"><text:s text:c="4"/></text:span><text:span text:style-name="T2">int</text:span></text:p>
      <text:p text:style-name="P18"><text:span text:style-name="T4"><text:s text:c="8"/></text:span><text:span text:style-name="T7">nro_connections,</text:span></text:p>
      <text:p text:style-name="P15"><text:span text:style-name="T4"><text:s text:c="8"/></text:span><text:span text:style-name="T7">drop_count;</text:span></text:p>
      <text:p text:style-name="P18"><text:span text:style-name="T4"><text:s text:c="4"/></text:span><text:span text:style-name="T2">char</text:span></text:p>
      <text:p text:style-name="P15"><text:span text:style-name="T4"><text:s text:c="8"/></text:span><text:span text:style-name="T7">nbuf[</text:span><text:span text:style-name="T10">32</text:span><text:span text:style-name="T7">];</text:span></text:p>
      <text:p text:style-name="P18"><text:span text:style-name="T4"><text:s text:c="4"/></text:span><text:span text:style-name="T7">nro_connections</text:span><text:span text:style-name="T4"> </text:span><text:span text:style-name="T7">=</text:span><text:span text:style-name="T4"> </text:span><text:span text:style-name="T7">ioc_get16(&amp;</text:span>ioboard_fc<text:span text:style-name="T7">,</text:span><text:span text:style-name="T4"> </text:span><text:span text:style-name="T11">IOC_NRO_CONNECTED_STREAMS</text:span><text:span text:style-name="T7">);</text:span></text:p>
      <text:p text:style-name="P18"><text:span text:style-name="T4"><text:s text:c="4"/></text:span><text:span text:style-name="T7">drop_count</text:span><text:span text:style-name="T4"> </text:span><text:span text:style-name="T7">=</text:span><text:span text:style-name="T4"> </text:span><text:span text:style-name="T7">ioc_get32(&amp;</text:span>ioboard_fc<text:span text:style-name="T7">,</text:span><text:span text:style-name="T4"> </text:span><text:span text:style-name="T11">IOC_CONNECTION_DROP_COUNT</text:span><text:span text:style-name="T7">);</text:span></text:p>
      <text:p text:style-name="P18"><text:span text:style-name="T4"><text:s text:c="4"/></text:span><text:span text:style-name="T2">if</text:span><text:span text:style-name="T4"> </text:span><text:span text:style-name="T7">(nro_connections</text:span><text:span text:style-name="T4"> </text:span><text:span text:style-name="T7">!=</text:span><text:span text:style-name="T4"> </text:span>prev_nro_connections<text:span text:style-name="T4"> </text:span><text:span text:style-name="T7">||</text:span></text:p>
      <text:p text:style-name="P18"><text:span text:style-name="T4"><text:s text:c="8"/></text:span><text:span text:style-name="T7">drop_count</text:span><text:span text:style-name="T4"> </text:span><text:span text:style-name="T7">!=</text:span><text:span text:style-name="T4"> </text:span>prev_drop_count<text:span text:style-name="T7">)</text:span></text:p>
      <text:p text:style-name="P18"><text:span text:style-name="T4"><text:s text:c="4"/></text:span><text:span text:style-name="T7">{</text:span></text:p>
      <text:p text:style-name="P18"><text:span text:style-name="T4"><text:s text:c="8"/></text:span><text:span text:style-name="T10">osal_console_write</text:span><text:span text:style-name="T7">(</text:span><text:span text:style-name="T12">"nro</text:span><text:span text:style-name="T4"> </text:span><text:span text:style-name="T12">connections</text:span><text:span text:style-name="T4"> </text:span><text:span text:style-name="T12">=</text:span><text:span text:style-name="T4"> </text:span><text:span text:style-name="T12">"</text:span><text:span text:style-name="T7">);</text:span></text:p>
      <text:p text:style-name="P18"><text:span text:style-name="T4"><text:s text:c="8"/></text:span><text:span text:style-name="T7">osal_int_to_string(nbuf,</text:span><text:span text:style-name="T4"> </text:span><text:span text:style-name="T2">sizeof</text:span><text:span text:style-name="T7">(nbuf),</text:span><text:span text:style-name="T4"> </text:span><text:span text:style-name="T7">nro_connections);</text:span></text:p>
      <text:p text:style-name="P18"><text:span text:style-name="T4"><text:s text:c="8"/></text:span><text:span text:style-name="T10">osal_console_write</text:span><text:span text:style-name="T7">(nbuf);</text:span></text:p>
      <text:p text:style-name="P18"><text:span text:style-name="T4"><text:s text:c="8"/></text:span><text:span text:style-name="T10">osal_console_write</text:span><text:span text:style-name="T7">(</text:span><text:span text:style-name="T12">",</text:span><text:span text:style-name="T4"> </text:span><text:span text:style-name="T12">drop</text:span><text:span text:style-name="T4"> </text:span><text:span text:style-name="T12">count</text:span><text:span text:style-name="T4"> </text:span><text:span text:style-name="T12">=</text:span><text:span text:style-name="T4"> </text:span><text:span text:style-name="T12">"</text:span><text:span text:style-name="T7">);</text:span></text:p>
      <text:p text:style-name="P18"><text:span text:style-name="T4"><text:s text:c="8"/></text:span><text:span text:style-name="T7">osal_int_to_string(nbuf,</text:span><text:span text:style-name="T4"> </text:span><text:span text:style-name="T2">sizeof</text:span><text:span text:style-name="T7">(nbuf),</text:span><text:span text:style-name="T4"> </text:span><text:span text:style-name="T7">drop_count);</text:span></text:p>
      <text:p text:style-name="P18"><text:span text:style-name="T4"><text:s text:c="8"/></text:span><text:span text:style-name="T10">osal_console_write</text:span><text:span text:style-name="T7">(nbuf);</text:span></text:p>
      <text:p text:style-name="P15"><text:span text:style-name="T4"><text:s text:c="8"/></text:span><text:span text:style-name="T10">osal_console_write</text:span><text:span text:style-name="T7">(</text:span><text:span text:style-name="T12">"\n"</text:span><text:span text:style-name="T7">);</text:span></text:p>
      <text:p text:style-name="P18"><text:span text:style-name="T4"><text:s text:c="8"/></text:span>prev_nro_connections<text:span text:style-name="T4"> </text:span><text:span text:style-name="T7">=</text:span><text:span text:style-name="T4"> </text:span><text:span text:style-name="T7">nro_connections;</text:span></text:p>
      <text:p text:style-name="P18"><text:span text:style-name="T4"><text:s text:c="8"/></text:span>prev_drop_count<text:span text:style-name="T4"> </text:span><text:span text:style-name="T7">=</text:span><text:span text:style-name="T4"> </text:span><text:span text:style-name="T7">drop_count;</text:span></text:p>
      <text:p text:style-name="P18"><text:span text:style-name="T4"><text:s text:c="4"/></text:span><text:span text:style-name="T7">}</text:span></text:p>
      <text:p text:style-name="P17">}</text:p>
      <text:p text:style-name="P5"/>
      <text:h text:style-name="P21" text:outline-level="3"><text:soft-page-break/>Example, <text:span text:style-name="T18">get communication</text:span> status <text:span text:style-name="T14">from callback</text:span></text:h>
      <text:p text:style-name="P7">The <text:span text:style-name="T15">iocontroller_callback() example function is called when changed data is received from connection or when connection status changes. Here we are interested in case when connections status, number of connected sockets, etc. or connection drop count changes. We check by callback start and end addressed if either of the two has changed. </text:span></text:p>
      <text:p text:style-name="P7"/>
      <text:p text:style-name="P13"><text:span text:style-name="T2">static</text:span><text:span text:style-name="T4"> </text:span><text:span text:style-name="T6">volatile </text:span><text:span text:style-name="T2">int</text:span></text:p>
      <text:p text:style-name="P18"><text:span text:style-name="T4"><text:s text:c="4"/></text:span>nro_connections<text:span text:style-name="T7">,</text:span></text:p>
      <text:p text:style-name="P15"><text:span text:style-name="T4"><text:s text:c="4"/></text:span>drop_count<text:span text:style-name="T7">;</text:span></text:p>
      <text:p text:style-name="P11"><text:span text:style-name="T3">static</text:span><text:span text:style-name="T5"> </text:span><text:span text:style-name="T3">void</text:span><text:span text:style-name="T5"> </text:span><text:span text:style-name="T9">iocontroller_callback(</text:span></text:p>
      <text:p text:style-name="P18"><text:span text:style-name="T4"><text:s text:c="4"/></text:span><text:span text:style-name="T2">struct</text:span><text:span text:style-name="T4"> </text:span><text:span text:style-name="T11">iocMemoryBlock</text:span><text:span text:style-name="T4"> </text:span><text:span text:style-name="T7">*mblk,</text:span></text:p>
      <text:p text:style-name="P18"><text:span text:style-name="T4"><text:s text:c="4"/></text:span><text:span text:style-name="T2">int</text:span><text:span text:style-name="T4"> </text:span><text:span text:style-name="T7">start_addr,</text:span></text:p>
      <text:p text:style-name="P18"><text:span text:style-name="T4"><text:s text:c="4"/></text:span><text:span text:style-name="T2">int</text:span><text:span text:style-name="T4"> </text:span><text:span text:style-name="T7">end_addr,</text:span></text:p>
      <text:p text:style-name="P18"><text:span text:style-name="T4"><text:s text:c="4"/></text:span><text:span text:style-name="T11">os_ushort</text:span><text:span text:style-name="T4"> </text:span><text:span text:style-name="T7">flags,</text:span></text:p>
      <text:p text:style-name="P18"><text:span text:style-name="T4"><text:s text:c="4"/></text:span><text:span text:style-name="T2">void</text:span><text:span text:style-name="T4"> </text:span><text:span text:style-name="T7">*context)</text:span></text:p>
      <text:p text:style-name="P17">{</text:p>
      <text:p text:style-name="P18"><text:span text:style-name="T4"><text:s text:c="4"/></text:span><text:span text:style-name="T2">if</text:span><text:span text:style-name="T4"> </text:span><text:span text:style-name="T7">(end_addr</text:span><text:span text:style-name="T4"> </text:span><text:span text:style-name="T7">&gt;=</text:span><text:span text:style-name="T4"> </text:span><text:span text:style-name="T11">IOC_NRO_CONNECTED_STREAMS</text:span><text:span text:style-name="T4"> </text:span><text:span text:style-name="T7">&amp;&amp;</text:span><text:span text:style-name="T4"> </text:span><text:span text:style-name="T7">start_addr</text:span><text:span text:style-name="T4"> </text:span><text:span text:style-name="T7">&lt;</text:span><text:span text:style-name="T4"> </text:span><text:span text:style-name="T11">IOC_NRO_CONNECTED_STREAMS</text:span><text:span text:style-name="T4"> </text:span><text:span text:style-name="T7">+</text:span><text:span text:style-name="T4"> </text:span><text:span text:style-name="T10">2</text:span><text:span text:style-name="T7">)</text:span></text:p>
      <text:p text:style-name="P18"><text:span text:style-name="T4"><text:s text:c="4"/></text:span><text:span text:style-name="T7">{</text:span></text:p>
      <text:p text:style-name="P18"><text:span text:style-name="T4"><text:s text:c="8"/></text:span>nro_connections<text:span text:style-name="T4"> </text:span><text:span text:style-name="T7">=</text:span><text:span text:style-name="T4"> </text:span><text:span text:style-name="T7">ioc_get16(mblk,</text:span><text:span text:style-name="T4"> </text:span><text:span text:style-name="T11">IOC_NRO_CONNECTED_STREAMS</text:span><text:span text:style-name="T7">);</text:span></text:p>
      <text:p text:style-name="P15"><text:span text:style-name="T4"><text:s text:c="4"/></text:span><text:span text:style-name="T7">}</text:span></text:p>
      <text:p text:style-name="P18"><text:span text:style-name="T4"><text:s text:c="4"/></text:span><text:span text:style-name="T2">if</text:span><text:span text:style-name="T4"> </text:span><text:span text:style-name="T7">(end_addr</text:span><text:span text:style-name="T4"> </text:span><text:span text:style-name="T7">&gt;=</text:span><text:span text:style-name="T4"> </text:span><text:span text:style-name="T11">IOC_CONNECTION_DROP_COUNT</text:span><text:span text:style-name="T4"> </text:span><text:span text:style-name="T7">&amp;&amp;</text:span><text:span text:style-name="T4"> </text:span><text:span text:style-name="T7">start_addr</text:span><text:span text:style-name="T4"> </text:span><text:span text:style-name="T7">&lt;</text:span><text:span text:style-name="T4"> </text:span><text:span text:style-name="T11">IOC_CONNECTION_DROP_COUNT</text:span><text:span text:style-name="T4"> </text:span><text:span text:style-name="T7">+</text:span><text:span text:style-name="T4"> </text:span><text:span text:style-name="T10">4</text:span><text:span text:style-name="T7">)</text:span></text:p>
      <text:p text:style-name="P18"><text:span text:style-name="T4"><text:s text:c="4"/></text:span><text:span text:style-name="T7">{</text:span></text:p>
      <text:p text:style-name="P18"><text:span text:style-name="T4"><text:s text:c="8"/></text:span>drop_count<text:span text:style-name="T4"> </text:span><text:span text:style-name="T7">=</text:span><text:span text:style-name="T4"> </text:span><text:span text:style-name="T7">ioc_get32(mblk,</text:span><text:span text:style-name="T4"> </text:span><text:span text:style-name="T11">IOC_CONNECTION_DROP_COUNT</text:span><text:span text:style-name="T7">);</text:span></text:p>
      <text:p text:style-name="P16"><text:span text:style-name="T4"><text:s text:c="4"/></text:span><text:span text:style-name="T7">}</text:span></text:p>
      <text:p text:style-name="P22">}</text:p>
      <text:p text:style-name="P19">No heavy processing or printing data should be placed in callback. The callback should return quickly, the communication must be able to process all data it receives. Thus here we just copy the status into global variabl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5-29T10:28:13.489203280</dc:date>
    <meta:editing-duration>PT2H46M53S</meta:editing-duration>
    <meta:editing-cycles>89</meta:editing-cycles>
    <meta:generator>LibreOffice/5.1.6.2$Linux_X86_64 LibreOffice_project/10m0$Build-2</meta:generator>
    <meta:document-statistic meta:table-count="1" meta:image-count="0" meta:object-count="0" meta:page-count="2" meta:paragraph-count="64" meta:word-count="377" meta:character-count="3169" meta:non-whitespace-character-count="2646"/>
  </office:meta>
</office:document-meta>
</file>